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414cm" table:align="left"/>
    </style:style>
    <style:style style:name="Table1.A" style:family="table-column">
      <style:table-column-properties style:column-width="4.856cm"/>
    </style:style>
    <style:style style:name="Table1.B" style:family="table-column">
      <style:table-column-properties style:column-width="2.425cm"/>
    </style:style>
    <style:style style:name="Table1.C" style:family="table-column">
      <style:table-column-properties style:column-width="4.1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432cm" table:align="left"/>
    </style:style>
    <style:style style:name="Table2.A" style:family="table-column">
      <style:table-column-properties style:column-width="4.516cm"/>
    </style:style>
    <style:style style:name="Table2.B" style:family="table-column">
      <style:table-column-properties style:column-width="5.91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92cb" officeooo:paragraph-rsid="001192cb"/>
    </style:style>
    <style:style style:name="P2" style:family="paragraph" style:parent-style-name="Quotations">
      <style:text-properties officeooo:rsid="001192cb"/>
    </style:style>
    <style:style style:name="P3" style:family="paragraph" style:parent-style-name="Standard">
      <style:text-properties officeooo:paragraph-rsid="001192cb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Quotations">
      <style:text-properties fo:font-weight="bold" officeooo:rsid="0013f1c3" officeooo:paragraph-rsid="0013f1c3" style:font-weight-asian="bold" style:font-weight-complex="bold"/>
    </style:style>
    <style:style style:name="P6" style:family="paragraph" style:parent-style-name="Standard">
      <style:text-properties officeooo:paragraph-rsid="0012d43d"/>
    </style:style>
    <style:style style:name="P7" style:family="paragraph" style:parent-style-name="Standard">
      <style:text-properties officeooo:rsid="001192cb" officeooo:paragraph-rsid="0012d43d"/>
    </style:style>
    <style:style style:name="P8" style:family="paragraph" style:parent-style-name="Horizontal_20_Line">
      <style:text-properties officeooo:rsid="001192cb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Quotations" style:list-style-name="L9"/>
    <style:style style:name="P13" style:family="paragraph" style:parent-style-name="Quotations" style:list-style-name="L13"/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>
      <style:text-properties officeooo:rsid="001192cb"/>
    </style:style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T1" style:family="text">
      <style:text-properties officeooo:rsid="001192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43d" style:font-weight-asian="bold" style:font-weight-complex="bold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st Interview Notes::</text:p>
      <text:p text:style-name="P1"/>
      <text:p text:style-name="P6"><text:span text:style-name="T3">Explain a scenario where </text:span><text:span text:style-name="Source_20_Text"><text:span text:style-name="T2">Box&lt;dyn Trait&gt;</text:span></text:span><text:span text:style-name="T2"> — Dynamic Dispatch </text:span><text:span text:style-name="T3">works ?</text:span></text:p>
      <text:p text:style-name="P7"><text:line-break/>trait Animal {</text:p>
      <text:p text:style-name="P1"><text:s text:c="4"/>fn speak(&amp;self);</text:p>
      <text:p text:style-name="P1">}</text:p>
      <text:p text:style-name="P1"/>
      <text:p text:style-name="P1">struct Dog;</text:p>
      <text:p text:style-name="P1">struct Cat;</text:p>
      <text:p text:style-name="P1"/>
      <text:p text:style-name="P1">impl Animal for Dog {</text:p>
      <text:p text:style-name="P1"><text:s text:c="4"/>fn speak(&amp;self) { println!("Woof!"); }</text:p>
      <text:p text:style-name="P1">}</text:p>
      <text:p text:style-name="P1"/>
      <text:p text:style-name="P1">impl Animal for Cat {</text:p>
      <text:p text:style-name="P1"><text:s text:c="4"/>fn speak(&amp;self) { println!("Meow!"); }</text:p>
      <text:p text:style-name="P1">}</text:p>
      <text:p text:style-name="P1"/>
      <text:p text:style-name="P1">Now you want to store <text:span text:style-name="Strong_20_Emphasis">both </text:span><text:span text:style-name="Strong_20_Emphasis"><text:span text:style-name="Source_20_Text">Dog</text:span></text:span><text:span text:style-name="Strong_20_Emphasis"> and </text:span><text:span text:style-name="Strong_20_Emphasis"><text:span text:style-name="Source_20_Text">Cat</text:span></text:span> in a single <text:span text:style-name="Source_20_Text">Vec</text:span> like this:</text:p>
      <text:p text:style-name="P1"/>
      <text:p text:style-name="P1">fn main() {</text:p>
      <text:p text:style-name="P1"><text:s text:c="4"/>// ❌ This will fail to compile</text:p>
      <text:p text:style-name="P1"><text:s text:c="4"/>let animals = vec![Dog, Cat]; // error!</text:p>
      <text:p text:style-name="P3"><text:span text:style-name="T1">}<text:line-break/><text:line-break/><text:line-break/></text:span>❌ Error:</text:p>
      <text:p text:style-name="P1"><text:line-break/>expected struct `Dog`, found struct `Cat`</text:p>
      <text:p text:style-name="P1"/>
      <text:p text:style-name="P3"><text:span text:style-name="T1">Why? Because Rust requires every element in a </text:span><text:span text:style-name="Source_20_Text"><text:span text:style-name="T1">Vec&lt;T&gt;</text:span></text:span><text:span text:style-name="T1"> to have the </text:span><text:span text:style-name="Strong_20_Emphasis"><text:span text:style-name="T1">same concrete type</text:span></text:span><text:span text:style-name="T1">, and </text:span><text:span text:style-name="Source_20_Text"><text:span text:style-name="T1">Dog</text:span></text:span><text:span text:style-name="T1"> and </text:span><text:span text:style-name="Source_20_Text"><text:span text:style-name="T1">Cat</text:span></text:span><text:span text:style-name="T1"> are </text:span><text:span text:style-name="Strong_20_Emphasis"><text:span text:style-name="T1">different types</text:span></text:span><text:span text:style-name="T1">, even though they implement the same trait.<text:line-break/><text:line-break/><text:line-break/></text:span>Fix: Use <text:span text:style-name="Source_20_Text">Box&lt;dyn Animal&gt;</text:span> (Trait Object)</text:p>
      <text:p text:style-name="Text_20_body">Here’s how you make it work:</text:p>
      <text:p text:style-name="P1">fn main() {</text:p>
      <text:p text:style-name="P1"><text:s text:c="4"/>let animals: Vec&lt;Box&lt;dyn Animal&gt;&gt; = vec![</text:p>
      <text:p text:style-name="P1"><text:s text:c="8"/>Box::new(Dog),</text:p>
      <text:p text:style-name="P1"><text:s text:c="8"/>Box::new(Cat),</text:p>
      <text:p text:style-name="P1"><text:s text:c="4"/>];</text:p>
      <text:p text:style-name="P1"/>
      <text:p text:style-name="P1"><text:s text:c="4"/>for animal in animals.iter() {</text:p>
      <text:p text:style-name="P1"><text:s text:c="8"/>animal.speak(); // ✅ Dynamic dispatch at runtime</text:p>
      <text:p text:style-name="P1"><text:s text:c="4"/>}</text:p>
      <text:p text:style-name="P6"><text:span text:style-name="T1">}<text:line-break/><text:line-break/><text:line-break/></text:span><text:span text:style-name="Strong_20_Emphasis">How does Rust handle errors differently from languages that use exceptions?</text:span></text:p>
      <text:list xml:id="list2201292531" text:style-name="L1">
        <text:list-item>
          <text:p text:style-name="P14">Explain the difference between <text:span text:style-name="Source_20_Text">Result&lt;T, E&gt;</text:span> and <text:span text:style-name="Source_20_Text">Option&lt;T&gt;</text:span>.</text:p>
        </text:list-item>
        <text:list-item>
          <text:p text:style-name="P14"><text:soft-page-break/>When would you use one over the other?</text:p>
        </text:list-item>
        <text:list-item>
          <text:p text:style-name="P14">Bonus: Can you show how to propagate errors using <text:span text:style-name="Source_20_Text">?</text:span> and implement custom error types using <text:span text:style-name="Source_20_Text">thiserror</text:span> or enums?</text:p>
        </text:list-item>
      </text:list>
      <text:p text:style-name="Horizontal_20_Line"/>
      <text:h text:style-name="Heading_20_2" text:outline-level="2"><text:span text:style-name="Strong_20_Emphasis">Rust Error Handling — Explained</text:span></text:h>
      <text:p text:style-name="Text_20_body">Rust takes a <text:span text:style-name="Strong_20_Emphasis">compile-time, type-safe approach</text:span> to error handling. Instead of exceptions like in Java, Python, or JS, Rust uses <text:span text:style-name="Strong_20_Emphasis">explicit return types</text:span> — either <text:span text:style-name="Source_20_Text">Option&lt;T&gt;</text:span> or <text:span text:style-name="Source_20_Text">Result&lt;T, E&gt;</text:span>.</text:p>
      <text:p text:style-name="Horizontal_20_Line"/>
      <text:h text:style-name="Heading_20_3" text:outline-level="3">🔹 <text:span text:style-name="Source_20_Text">Option&lt;T&gt;</text:span> — Value <text:span text:style-name="Strong_20_Emphasis">might not be present</text:span></text:h>
      <text:list xml:id="list120809077" text:style-name="L2">
        <text:list-item>
          <text:p text:style-name="P15">Represents <text:span text:style-name="Strong_20_Emphasis">absence of value</text:span>, not failure.</text:p>
        </text:list-item>
        <text:list-item>
          <text:p text:style-name="P15">Has two variants:</text:p>
          <text:p text:style-name="P9"><text:span text:style-name="Source_20_Text">Some(value)</text:span></text:p>
          <text:p text:style-name="P10"><text:span text:style-name="Source_20_Text">None</text:span></text:p>
        </text:list-item>
      </text:list>
      <text:p text:style-name="Text_20_body"><text:span text:style-name="Strong_20_Emphasis">Use when</text:span>:</text:p>
      <text:list xml:id="list4103207454" text:style-name="L3">
        <text:list-item>
          <text:p text:style-name="P16">Something might not exist.</text:p>
        </text:list-item>
        <text:list-item>
          <text:p text:style-name="P16">Absence of value is expected and not exceptional.</text:p>
        </text:list-item>
      </text:list>
      <text:p text:style-name="Text_20_body">🧠 Example:</text:p>
      <text:p text:style-name="Preformatted_20_Text"><text:span text:style-name="Source_20_Text">fn find_index(v: &amp;[i32], target: i32) -&gt; Option&lt;usize&gt; {</text:span></text:p>
      <text:p text:style-name="Preformatted_20_Text"><text:span text:style-name="Source_20_Text"><text:s text:c="4"/>for (i, &amp;item) in v.iter().enumerate() {</text:span></text:p>
      <text:p text:style-name="Preformatted_20_Text"><text:span text:style-name="Source_20_Text"><text:s text:c="8"/>if item == target {</text:span></text:p>
      <text:p text:style-name="Preformatted_20_Text"><text:span text:style-name="Source_20_Text"><text:s text:c="12"/>return Some(i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None</text:span></text:p>
      <text:p text:style-name="P4"><text:span text:style-name="Source_20_Text">}</text:span></text:p>
      <text:p text:style-name="Horizontal_20_Line"/>
      <text:h text:style-name="Heading_20_3" text:outline-level="3">🔹 <text:span text:style-name="Source_20_Text">Result&lt;T, E&gt;</text:span> — Operation <text:span text:style-name="Strong_20_Emphasis">might fail</text:span></text:h>
      <text:list xml:id="list1075103248" text:style-name="L4">
        <text:list-item>
          <text:p text:style-name="P17">Represents a computation that might <text:span text:style-name="Strong_20_Emphasis">succeed (</text:span><text:span text:style-name="Strong_20_Emphasis"><text:span text:style-name="Source_20_Text">Ok</text:span></text:span><text:span text:style-name="Strong_20_Emphasis">)</text:span> or <text:span text:style-name="Strong_20_Emphasis">fail (</text:span><text:span text:style-name="Strong_20_Emphasis"><text:span text:style-name="Source_20_Text">Err</text:span></text:span><text:span text:style-name="Strong_20_Emphasis">)</text:span>.</text:p>
        </text:list-item>
      </text:list>
      <text:p text:style-name="Preformatted_20_Text"><text:span text:style-name="Source_20_Text">Ok(value)</text:span></text:p>
      <text:p text:style-name="P4"><text:span text:style-name="Source_20_Text">Err(error)</text:span></text:p>
      <text:p text:style-name="Text_20_body"><text:span text:style-name="Strong_20_Emphasis">Use when</text:span>:</text:p>
      <text:list xml:id="list55224016" text:style-name="L5">
        <text:list-item>
          <text:p text:style-name="P18">You're doing <text:span text:style-name="Strong_20_Emphasis">file I/O, parsing, network calls, etc.</text:span></text:p>
        </text:list-item>
        <text:list-item>
          <text:p text:style-name="P18">You expect the caller to handle or propagate the error.</text:p>
        </text:list-item>
      </text:list>
      <text:p text:style-name="Text_20_body">🧠 Example:</text:p>
      <text:p text:style-name="Preformatted_20_Text"><text:span text:style-name="Source_20_Text">use std::fs::File;</text:span></text:p>
      <text:p text:style-name="Preformatted_20_Text"/>
      <text:p text:style-name="Preformatted_20_Text"><text:soft-page-break/><text:span text:style-name="Source_20_Text">fn open_file() -&gt; Result&lt;File, std::io::Error&gt; {</text:span></text:p>
      <text:p text:style-name="Preformatted_20_Text"><text:span text:style-name="Source_20_Text"><text:s text:c="4"/>let file = File::open("myfile.txt")?; // ? propagates error</text:span></text:p>
      <text:p text:style-name="Preformatted_20_Text"><text:span text:style-name="Source_20_Text"><text:s text:c="4"/>Ok(file)</text:span></text:p>
      <text:p text:style-name="P4"><text:span text:style-name="Source_20_Text">}</text:span></text:p>
      <text:p text:style-name="Horizontal_20_Line"/>
      <text:h text:style-name="Heading_20_3" text:outline-level="3">⚡ <text:span text:style-name="Source_20_Text">?</text:span> Operator — Ergonomic Error Propagation</text:h>
      <text:p text:style-name="Text_20_body">The <text:span text:style-name="Source_20_Text">?</text:span> operator is a shortcut to:</text:p>
      <text:list xml:id="list3114014735" text:style-name="L6">
        <text:list-item>
          <text:p text:style-name="P19">Return the <text:span text:style-name="Source_20_Text">Err</text:span> early if one occurs</text:p>
        </text:list-item>
        <text:list-item>
          <text:p text:style-name="P19">Unwrap the <text:span text:style-name="Source_20_Text">Ok</text:span> value otherwise</text:p>
        </text:list-item>
      </text:list>
      <text:p text:style-name="Text_20_body">This:</text:p>
      <text:p text:style-name="P4"><text:span text:style-name="Source_20_Text">let file = File::open("config.txt")?;</text:span></text:p>
      <text:p text:style-name="Text_20_body">Is equivalent to:</text:p>
      <text:p text:style-name="Preformatted_20_Text"><text:span text:style-name="Source_20_Text">let file = match File::open("config.txt") {</text:span></text:p>
      <text:p text:style-name="Preformatted_20_Text"><text:span text:style-name="Source_20_Text"><text:s text:c="4"/>Ok(f) =&gt; f,</text:span></text:p>
      <text:p text:style-name="Preformatted_20_Text"><text:span text:style-name="Source_20_Text"><text:s text:c="4"/>Err(e) =&gt; return Err(e),</text:span></text:p>
      <text:p text:style-name="P4"><text:span text:style-name="Source_20_Text">};</text:span></text:p>
      <text:p text:style-name="Horizontal_20_Line"/>
      <text:h text:style-name="Heading_20_3" text:outline-level="3">🧩 Bonus: Custom Error Types with <text:span text:style-name="Source_20_Text">thiserror</text:span></text:h>
      <text:p text:style-name="Text_20_body">Instead of always returning <text:span text:style-name="Source_20_Text">String</text:span> or boxed errors, define <text:span text:style-name="Strong_20_Emphasis">strong enums</text:span> for expected error cases:</text:p>
      <text:p text:style-name="Preformatted_20_Text"><text:span text:style-name="Source_20_Text">use thiserror::Error;</text:span></text:p>
      <text:p text:style-name="Preformatted_20_Text"/>
      <text:p text:style-name="Preformatted_20_Text"><text:span text:style-name="Source_20_Text">#[derive(Debug, Error)]</text:span></text:p>
      <text:p text:style-name="Preformatted_20_Text"><text:span text:style-name="Source_20_Text">enum MyError {</text:span></text:p>
      <text:p text:style-name="Preformatted_20_Text"><text:span text:style-name="Source_20_Text"><text:s text:c="4"/>#[error("File not found")]</text:span></text:p>
      <text:p text:style-name="Preformatted_20_Text"><text:span text:style-name="Source_20_Text"><text:s text:c="4"/>NotFound,</text:span></text:p>
      <text:p text:style-name="Preformatted_20_Text"><text:span text:style-name="Source_20_Text"><text:s text:c="4"/>#[error("Permission denied")]</text:span></text:p>
      <text:p text:style-name="Preformatted_20_Text"><text:span text:style-name="Source_20_Text"><text:s text:c="4"/>PermissionDenied,</text:span></text:p>
      <text:p text:style-name="P4"><text:span text:style-name="Source_20_Text">}</text:span></text:p>
      <text:p text:style-name="Text_20_body">Now use:</text:p>
      <text:p text:style-name="Preformatted_20_Text"><text:span text:style-name="Source_20_Text">fn do_something() -&gt; Result&lt;(), MyError&gt; {</text:span></text:p>
      <text:p text:style-name="Preformatted_20_Text"><text:span text:style-name="Source_20_Text"><text:s text:c="4"/>Err(MyError::NotFound)</text:span></text:p>
      <text:p text:style-name="P4"><text:span text:style-name="Source_20_Text">}</text:span></text:p>
      <text:p text:style-name="Horizontal_20_Line"/>
      <text:h text:style-name="Heading_20_3" text:outline-level="3">✅ Summary Pitch (Interview-Worthy):</text:h>
      <text:p text:style-name="Quotations"><text:span text:style-name="Emphasis">Rust avoids exceptions and instead uses </text:span><text:span text:style-name="Emphasis"><text:span text:style-name="Source_20_Text">Result</text:span></text:span><text:span text:style-name="Emphasis"> and </text:span><text:span text:style-name="Emphasis"><text:span text:style-name="Source_20_Text">Option</text:span></text:span><text:span text:style-name="Emphasis"> to model error and absence explicitly in the type system. I use </text:span><text:span text:style-name="Emphasis"><text:span text:style-name="Source_20_Text">Option</text:span></text:span><text:span text:style-name="Emphasis"> when something may or may not exist, and </text:span><text:span text:style-name="Emphasis"><text:span text:style-name="Source_20_Text">Result</text:span></text:span><text:span text:style-name="Emphasis"> when something could fail. The </text:span><text:span text:style-name="Emphasis"><text:span text:style-name="Source_20_Text">?</text:span></text:span><text:span text:style-name="Emphasis"> operator makes error propagation ergonomic. For complex apps, I define custom error enums and use crates like </text:span><text:span text:style-name="Emphasis"><text:span text:style-name="Source_20_Text">thiserror</text:span></text:span><text:span text:style-name="Emphasis"> for clarity, safety, and control.</text:span></text:p>
      <text:p text:style-name="Horizontal_20_Line"/>
      <text:p text:style-name="P2"><text:soft-page-break/></text:p>
      <text:p text:style-name="P5">ARC &amp;MUTEX </text:p>
      <text:p text:style-name="P2">Normally in Rust, we <text:span text:style-name="Strong_20_Emphasis">cannot share data between threads</text:span> because the compiler ensures <text:span text:style-name="Strong_20_Emphasis">memory safety and data race freedom</text:span> at compile time.</text:p>
      <text:h text:style-name="Heading_20_3" text:outline-level="3">🔹 Why <text:span text:style-name="Source_20_Text">Arc</text:span>?</text:h>
      <text:list xml:id="list2214605026" text:style-name="L7">
        <text:list-item>
          <text:p text:style-name="P20">To <text:span text:style-name="Strong_20_Emphasis">share ownership</text:span> of the same data across threads, we use <text:span text:style-name="Source_20_Text">Arc&lt;T&gt;</text:span> (<text:span text:style-name="Strong_20_Emphasis">Atomic Reference Counting</text:span>).</text:p>
        </text:list-item>
        <text:list-item>
          <text:p text:style-name="P20"><text:span text:style-name="Source_20_Text">Rc&lt;T&gt;</text:span> only works in single-threaded scenarios; <text:span text:style-name="Source_20_Text">Arc&lt;T&gt;</text:span> works across threads because it's <text:span text:style-name="Strong_20_Emphasis">thread-safe</text:span>.</text:p>
        </text:list-item>
      </text:list>
      <text:p text:style-name="Quotations">✅ <text:span text:style-name="Source_20_Text">Arc</text:span> enables <text:span text:style-name="Emphasis">multiple threads to own and access the same data</text:span>, but <text:span text:style-name="Strong_20_Emphasis">not mutate it safely</text:span> by itself.</text:p>
      <text:p text:style-name="Horizontal_20_Line"/>
      <text:h text:style-name="Heading_20_3" text:outline-level="3">🔹 Why <text:span text:style-name="Source_20_Text">Mutex</text:span>?</text:h>
      <text:list xml:id="list3900516366" text:style-name="L8">
        <text:list-item>
          <text:p text:style-name="P21">If we want <text:span text:style-name="Strong_20_Emphasis">safe mutation</text:span> of shared data across threads, we wrap the inner data in a <text:span text:style-name="Source_20_Text">Mutex&lt;T&gt;</text:span>.</text:p>
        </text:list-item>
        <text:list-item>
          <text:p text:style-name="P21"><text:span text:style-name="Source_20_Text">Mutex&lt;T&gt;</text:span> ensures that <text:span text:style-name="Strong_20_Emphasis">only one thread can access the data at a time</text:span> — all other threads must wait until the lock is released.</text:p>
        </text:list-item>
      </text:list>
      <text:p text:style-name="Quotations">✅ <text:span text:style-name="Source_20_Text">Mutex</text:span> protects the data from simultaneous modification — ensuring <text:span text:style-name="Strong_20_Emphasis">synchronization and thread safety</text:span>.</text:p>
      <text:p text:style-name="Horizontal_20_Line"/>
      <text:h text:style-name="Heading_20_3" text:outline-level="3">🧩 Arc + Mutex Together</text:h>
      <text:p text:style-name="Quotations">🛠 We combine them as <text:span text:style-name="Source_20_Text">Arc&lt;Mutex&lt;T&gt;&gt;</text:span> when we need:</text:p>
      <text:list xml:id="list248768688" text:style-name="L9">
        <text:list-item>
          <text:p text:style-name="P12"><text:span text:style-name="Strong_20_Emphasis">Shared ownership</text:span> (<text:span text:style-name="Source_20_Text">Arc</text:span>)</text:p>
        </text:list-item>
        <text:list-item>
          <text:p text:style-name="P12"><text:span text:style-name="Strong_20_Emphasis">Safe concurrent access</text:span> (<text:span text:style-name="Source_20_Text">Mutex</text:span>)</text:p>
        </text:list-item>
      </text:list>
      <text:p text:style-name="Text_20_body">So you can clone the <text:span text:style-name="Source_20_Text">Arc</text:span>, send it to multiple threads, and use <text:span text:style-name="Source_20_Text">.lock().unwrap()</text:span> to safely access or mutate the data inside — <text:span text:style-name="Strong_20_Emphasis">one thread at a time</text:span>.</text:p>
      <text:p text:style-name="Horizontal_20_Line"/>
      <text:h text:style-name="Heading_20_3" text:outline-level="3">🗣️ Final One-Line Interview Explanation</text:h>
      <text:p text:style-name="Quotations"><text:span text:style-name="Emphasis">"In Rust, </text:span><text:span text:style-name="Emphasis"><text:span text:style-name="Source_20_Text">Arc</text:span></text:span><text:span text:style-name="Emphasis"> allows multiple threads to share ownership of data, and </text:span><text:span text:style-name="Emphasis"><text:span text:style-name="Source_20_Text">Mutex</text:span></text:span><text:span text:style-name="Emphasis"> ensures that only one thread can access or mutate that data at a time. Together, </text:span><text:span text:style-name="Emphasis"><text:span text:style-name="Source_20_Text">Arc&lt;Mutex&lt;T&gt;&gt;</text:span></text:span><text:span text:style-name="Emphasis"> gives us a powerful, thread-safe way to share and synchronize mutable state across threads."</text:span></text:p>
      <text:p text:style-name="Horizontal_20_Line"><text:soft-page-break/></text:p>
      <text:p text:style-name="P22">Great — let’s dive into <text:span text:style-name="Source_20_Text">RwLock</text:span>, one of Rust's most useful concurrency primitives.</text:p>
      <text:p text:style-name="Horizontal_20_Line"/>
      <text:h text:style-name="Heading_20_2" text:outline-level="2">🧠 What is <text:span text:style-name="Source_20_Text">RwLock&lt;T&gt;</text:span> in Rust?</text:h>
      <text:p text:style-name="Text_20_body"><text:span text:style-name="Source_20_Text">RwLock</text:span> stands for <text:span text:style-name="Strong_20_Emphasis">Read-Write Lock</text:span>. It’s part of Rust’s standard library (<text:span text:style-name="Source_20_Text">std::sync::RwLock</text:span>), and it allows:</text:p>
      <text:list xml:id="list1249723949" text:style-name="L10">
        <text:list-item>
          <text:p text:style-name="P23"><text:span text:style-name="Strong_20_Emphasis">Multiple readers at the same time</text:span>, OR</text:p>
        </text:list-item>
        <text:list-item>
          <text:p text:style-name="P23"><text:span text:style-name="Strong_20_Emphasis">Only one writer at a time</text:span></text:p>
        </text:list-item>
      </text:list>
      <text:p text:style-name="Text_20_body">But <text:span text:style-name="Strong_20_Emphasis">never both</text:span> at once.</text:p>
      <text:p text:style-name="Horizontal_20_Line"/>
      <text:h text:style-name="Heading_20_3" text:outline-level="3">🛠 Why Use <text:span text:style-name="Source_20_Text">RwLock</text:span>?</text:h>
      <text:p text:style-name="Text_20_body">Sometimes your data is:</text:p>
      <text:list xml:id="list1105975130" text:style-name="L11">
        <text:list-item>
          <text:p text:style-name="P24"><text:span text:style-name="Strong_20_Emphasis">Read frequently</text:span></text:p>
        </text:list-item>
        <text:list-item>
          <text:p text:style-name="P24"><text:span text:style-name="Strong_20_Emphasis">Written rarely</text:span></text:p>
        </text:list-item>
      </text:list>
      <text:p text:style-name="Text_20_body">In such cases, <text:span text:style-name="Source_20_Text">Mutex</text:span> can become a bottleneck because it <text:span text:style-name="Strong_20_Emphasis">allows only one thread to access the data</text:span>, whether it's reading or writing.</text:p>
      <text:p text:style-name="Text_20_body"><text:span text:style-name="Source_20_Text">RwLock</text:span> improves this by letting <text:span text:style-name="Strong_20_Emphasis">multiple readers access the data concurrently</text:span>, which increases performance when reads are dominant.</text:p>
      <text:p text:style-name="Horizontal_20_Line"/>
      <text:h text:style-name="Heading_20_2" text:outline-level="2">🔁 Comparison: <text:span text:style-name="Source_20_Text">Mutex&lt;T&gt;</text:span> vs <text:span text:style-name="Source_20_Text">RwLock&lt;T&gt;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ource_20_Text">Mutex&lt;T&gt;</text:span></text:p>
            </table:table-cell>
            <table:table-cell table:style-name="Table1.A1" office:value-type="string">
              <text:p text:style-name="Table_20_Heading"><text:span text:style-name="Source_20_Text">RwLock&lt;T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llows multiple readers?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Allows single writer?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Simultaneous read + write?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Best for</text:p>
          </table:table-cell>
          <table:table-cell table:style-name="Table1.A1" office:value-type="string">
            <text:p text:style-name="Table_20_Contents">Heavy writes</text:p>
          </table:table-cell>
          <table:table-cell table:style-name="Table1.A1" office:value-type="string">
            <text:p text:style-name="Table_20_Contents">Read-heavy workloads</text:p>
          </table:table-cell>
        </table:table-row>
      </table:table>
      <text:p text:style-name="Horizontal_20_Line"/>
      <text:h text:style-name="Heading_20_2" text:outline-level="2">✅ Syntax Example</text:h>
      <text:p text:style-name="Preformatted_20_Text"><text:span text:style-name="Source_20_Text">use std::sync::{Arc, RwLock};</text:span></text:p>
      <text:p text:style-name="Preformatted_20_Text"><text:span text:style-name="Source_20_Text">use std::thread;</text:span></text:p>
      <text:p text:style-name="Preformatted_20_Text"/>
      <text:p text:style-name="Preformatted_20_Text"><text:span text:style-name="Source_20_Text">fn main() {</text:span></text:p>
      <text:p text:style-name="Preformatted_20_Text"><text:span text:style-name="Source_20_Text"><text:s text:c="4"/>let data = Arc::new(RwLock::new(0));</text:span></text:p>
      <text:p text:style-name="Preformatted_20_Text"/>
      <text:p text:style-name="Preformatted_20_Text"><text:span text:style-name="Source_20_Text"><text:s text:c="4"/>let mut handles = vec![];</text:span></text:p>
      <text:p text:style-name="Preformatted_20_Text"/>
      <text:p text:style-name="Preformatted_20_Text"><text:span text:style-name="Source_20_Text"><text:s text:c="4"/>// 3 readers</text:span></text:p>
      <text:p text:style-name="Preformatted_20_Text"><text:span text:style-name="Source_20_Text"><text:s text:c="4"/>for _ in 0..3 {</text:span></text:p>
      <text:p text:style-name="Preformatted_20_Text"><text:soft-page-break/><text:span text:style-name="Source_20_Text"><text:s text:c="8"/>let data_clone = Arc::clone(&amp;data);</text:span></text:p>
      <text:p text:style-name="Preformatted_20_Text"><text:span text:style-name="Source_20_Text"><text:s text:c="8"/>handles.push(thread::spawn(move || {</text:span></text:p>
      <text:p text:style-name="Preformatted_20_Text"><text:span text:style-name="Source_20_Text"><text:s text:c="12"/>let read_guard = data_clone.read().unwrap();</text:span></text:p>
      <text:p text:style-name="Preformatted_20_Text"><text:span text:style-name="Source_20_Text"><text:s text:c="12"/>println!("Read value: {}", *read_guard);</text:span></text:p>
      <text:p text:style-name="Preformatted_20_Text"><text:span text:style-name="Source_20_Text"><text:s text:c="8"/>}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1 writer</text:span></text:p>
      <text:p text:style-name="Preformatted_20_Text"><text:span text:style-name="Source_20_Text"><text:s text:c="4"/>let data_clone = Arc::clone(&amp;data);</text:span></text:p>
      <text:p text:style-name="Preformatted_20_Text"><text:span text:style-name="Source_20_Text"><text:s text:c="4"/>handles.push(thread::spawn(move || {</text:span></text:p>
      <text:p text:style-name="Preformatted_20_Text"><text:span text:style-name="Source_20_Text"><text:s text:c="8"/>let mut write_guard = data_clone.write().unwrap();</text:span></text:p>
      <text:p text:style-name="Preformatted_20_Text"><text:span text:style-name="Source_20_Text"><text:s text:c="8"/>*write_guard += 1;</text:span></text:p>
      <text:p text:style-name="Preformatted_20_Text"><text:span text:style-name="Source_20_Text"><text:s text:c="8"/>println!("Wrote value: {}", *write_guard);</text:span></text:p>
      <text:p text:style-name="Preformatted_20_Text"><text:span text:style-name="Source_20_Text"><text:s text:c="4"/>}));</text:span></text:p>
      <text:p text:style-name="Preformatted_20_Text"/>
      <text:p text:style-name="Preformatted_20_Text"><text:span text:style-name="Source_20_Text"><text:s text:c="4"/>for handle in handles {</text:span></text:p>
      <text:p text:style-name="Preformatted_20_Text"><text:span text:style-name="Source_20_Text"><text:s text:c="8"/>handle.join().unwrap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ntln!("Final value: {}", *data.read().unwrap());</text:span></text:p>
      <text:p text:style-name="P4"><text:span text:style-name="Source_20_Text">}</text:span></text:p>
      <text:p text:style-name="Horizontal_20_Line"/>
      <text:h text:style-name="Heading_20_2" text:outline-level="2">🧩 Output (order may vary)</text:h>
      <text:p text:style-name="Preformatted_20_Text"><text:span text:style-name="Source_20_Text">Read value: 0</text:span></text:p>
      <text:p text:style-name="Preformatted_20_Text"><text:span text:style-name="Source_20_Text">Read value: 0</text:span></text:p>
      <text:p text:style-name="Preformatted_20_Text"><text:span text:style-name="Source_20_Text">Read value: 0</text:span></text:p>
      <text:p text:style-name="Preformatted_20_Text"><text:span text:style-name="Source_20_Text">Wrote value: 1</text:span></text:p>
      <text:p text:style-name="P4"><text:span text:style-name="Source_20_Text">Final value: 1</text:span></text:p>
      <text:p text:style-name="Horizontal_20_Line"/>
      <text:h text:style-name="Heading_20_2" text:outline-level="2">🔐 Lock Method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.read().unwrap()</text:span></text:p>
          </table:table-cell>
          <table:table-cell table:style-name="Table2.A1" office:value-type="string">
            <text:p text:style-name="Table_20_Contents">Acquires a <text:span text:style-name="Strong_20_Emphasis">shared read lock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.write().unwrap()</text:span></text:p>
          </table:table-cell>
          <table:table-cell table:style-name="Table2.A1" office:value-type="string">
            <text:p text:style-name="Table_20_Contents">Acquires an <text:span text:style-name="Strong_20_Emphasis">exclusive write lock</text:span></text:p>
          </table:table-cell>
        </table:table-row>
      </table:table>
      <text:p text:style-name="Horizontal_20_Line"/>
      <text:h text:style-name="Heading_20_3" text:outline-level="3">⚠️ Important Notes</text:h>
      <text:list xml:id="list3361814634" text:style-name="L12">
        <text:list-item>
          <text:p text:style-name="P25">If <text:span text:style-name="Strong_20_Emphasis">one thread has a read lock</text:span>, no other thread can get a write lock until all readers release the lock.</text:p>
        </text:list-item>
        <text:list-item>
          <text:p text:style-name="P25">If a <text:span text:style-name="Strong_20_Emphasis">write lock is held</text:span>, no other thread can read or write.</text:p>
        </text:list-item>
        <text:list-item>
          <text:p text:style-name="P25">Like <text:span text:style-name="Source_20_Text">Mutex</text:span>, <text:span text:style-name="Source_20_Text">RwLock</text:span> can <text:span text:style-name="Strong_20_Emphasis">deadlock</text:span> if not used carefully.</text:p>
        </text:list-item>
      </text:list>
      <text:p text:style-name="Horizontal_20_Line"/>
      <text:h text:style-name="Heading_20_2" text:outline-level="2">🧠 Summary</text:h>
      <text:p text:style-name="Quotations"><text:span text:style-name="Source_20_Text">RwLock&lt;T&gt;</text:span> lets you optimize concurrent access to shared data:</text:p>
      <text:list xml:id="list1838839035" text:style-name="L13">
        <text:list-item>
          <text:p text:style-name="P13"><text:span text:style-name="Strong_20_Emphasis">Many readers</text:span>, or</text:p>
        </text:list-item>
        <text:list-item>
          <text:p text:style-name="P13"><text:soft-page-break/><text:span text:style-name="Strong_20_Emphasis">One writer</text:span>, but not both</text:p>
        </text:list-item>
      </text:list>
      <text:p text:style-name="Text_20_body">Used with <text:span text:style-name="Source_20_Text">Arc</text:span> as <text:span text:style-name="Source_20_Text">Arc&lt;RwLock&lt;T&gt;&gt;</text:span>, it's perfect for <text:span text:style-name="Strong_20_Emphasis">high-concurrency, read-heavy scenarios</text:span> like caches, configs, and metrics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7:23:03.831951395</meta:creation-date>
    <dc:date>2025-06-22T22:22:40.718484168</dc:date>
    <meta:editing-duration>PT4H46M48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7" meta:paragraph-count="185" meta:word-count="1100" meta:character-count="6868" meta:non-whitespace-character-count="5699"/>
  </office:meta>
</office:document-meta>
</file>